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Standard">
      <style:paragraph-properties style:writing-mode="lr-tb"/>
      <style:text-properties officeooo:paragraph-rsid="000e9282"/>
    </style:style>
    <style:style style:name="P2" style:family="paragraph" style:parent-style-name="Standard">
      <style:paragraph-properties style:writing-mode="lr-tb"/>
      <style:text-properties style:font-name="Liberation Serif" officeooo:paragraph-rsid="000e9282"/>
    </style:style>
    <style:style style:name="P3" style:family="paragraph" style:parent-style-name="Standard" style:list-style-name="L5">
      <style:paragraph-properties style:writing-mode="lr-tb"/>
      <style:text-properties officeooo:paragraph-rsid="000e9282"/>
    </style:style>
    <style:style style:name="P4" style:family="paragraph" style:parent-style-name="Standard" style:list-style-name="L6">
      <style:paragraph-properties style:writing-mode="lr-tb"/>
      <style:text-properties officeooo:paragraph-rsid="000e9282"/>
    </style:style>
    <style:style style:name="P5" style:family="paragraph" style:parent-style-name="Standard" style:list-style-name="L7">
      <style:paragraph-properties style:writing-mode="lr-tb"/>
      <style:text-properties officeooo:paragraph-rsid="000e9282"/>
    </style:style>
    <style:style style:name="P6" style:family="paragraph" style:parent-style-name="Standard" style:list-style-name="L8">
      <style:paragraph-properties style:writing-mode="lr-tb"/>
      <style:text-properties officeooo:paragraph-rsid="000e9282"/>
    </style:style>
    <style:style style:name="P7" style:family="paragraph" style:parent-style-name="Standard" style:list-style-name="L9">
      <style:paragraph-properties style:writing-mode="lr-tb"/>
      <style:text-properties officeooo:paragraph-rsid="000e9282"/>
    </style:style>
    <style:style style:name="P8" style:family="paragraph" style:parent-style-name="Standard" style:list-style-name="L10">
      <style:paragraph-properties style:writing-mode="lr-tb"/>
      <style:text-properties officeooo:paragraph-rsid="000e9282"/>
    </style:style>
    <style:style style:name="P9" style:family="paragraph" style:parent-style-name="Standard" style:list-style-name="L11">
      <style:paragraph-properties style:writing-mode="lr-tb"/>
      <style:text-properties officeooo:paragraph-rsid="000e9282"/>
    </style:style>
    <style:style style:name="P10" style:family="paragraph" style:parent-style-name="Standard" style:list-style-name="L12">
      <style:paragraph-properties style:writing-mode="lr-tb"/>
      <style:text-properties officeooo:paragraph-rsid="000e9282"/>
    </style:style>
    <style:style style:name="P11" style:family="paragraph" style:parent-style-name="Standard" style:list-style-name="L13">
      <style:paragraph-properties style:writing-mode="lr-tb"/>
      <style:text-properties officeooo:paragraph-rsid="000e9282"/>
    </style:style>
    <style:style style:name="P12" style:family="paragraph" style:parent-style-name="Standard" style:list-style-name="L14">
      <style:paragraph-properties style:writing-mode="lr-tb"/>
      <style:text-properties officeooo:paragraph-rsid="000e9282"/>
    </style:style>
    <style:style style:name="P13" style:family="paragraph" style:parent-style-name="Standard" style:list-style-name="L15">
      <style:paragraph-properties style:writing-mode="lr-tb"/>
      <style:text-properties officeooo:paragraph-rsid="000e9282"/>
    </style:style>
    <style:style style:name="P14" style:family="paragraph" style:parent-style-name="Standard" style:list-style-name="L16">
      <style:paragraph-properties style:writing-mode="lr-tb"/>
      <style:text-properties officeooo:paragraph-rsid="000e9282"/>
    </style:style>
    <style:style style:name="P15" style:family="paragraph" style:parent-style-name="Text_20_body">
      <style:text-properties officeooo:paragraph-rsid="000e9282"/>
    </style:style>
    <style:style style:name="P16" style:family="paragraph" style:parent-style-name="Text_20_body">
      <style:paragraph-properties style:writing-mode="lr-tb"/>
      <style:text-properties fo:font-size="12pt" fo:font-weight="normal" officeooo:rsid="000e9282" officeooo:paragraph-rsid="000e9282" style:font-size-asian="10.5pt" style:font-weight-asian="normal" style:font-size-complex="12pt" style:font-weight-complex="normal"/>
    </style:style>
    <style:style style:name="P17" style:family="paragraph" style:parent-style-name="Text_20_body">
      <style:paragraph-properties style:writing-mode="lr-tb"/>
      <style:text-properties fo:font-size="12pt" fo:font-weight="normal" officeooo:rsid="000e9282" officeooo:paragraph-rsid="000f54e2" style:font-size-asian="10.5pt" style:font-weight-asian="normal" style:font-size-complex="12pt" style:font-weight-complex="normal"/>
    </style:style>
    <style:style style:name="P18" style:family="paragraph" style:parent-style-name="Text_20_body">
      <style:paragraph-properties style:writing-mode="lr-tb"/>
      <style:text-properties fo:font-size="12pt" fo:font-weight="normal" officeooo:rsid="000f54e2" officeooo:paragraph-rsid="000f54e2" style:font-size-asian="10.5pt" style:font-weight-asian="normal" style:font-size-complex="12pt" style:font-weight-complex="normal"/>
    </style:style>
    <style:style style:name="P19" style:family="paragraph" style:parent-style-name="Text_20_body">
      <style:paragraph-properties fo:text-align="start" style:justify-single-word="false" style:writing-mode="lr-tb"/>
      <style:text-properties fo:font-size="12pt" fo:font-weight="normal" officeooo:rsid="000f54e2" officeooo:paragraph-rsid="000f54e2" style:font-size-asian="10.5pt" style:font-weight-asian="normal" style:font-size-complex="12pt" style:font-weight-complex="normal"/>
    </style:style>
    <style:style style:name="P20" style:family="paragraph" style:parent-style-name="Text_20_body" style:list-style-name="L3">
      <style:paragraph-properties style:writing-mode="lr-tb"/>
      <style:text-properties fo:font-size="16pt" fo:font-weight="bold" officeooo:rsid="000e9282" officeooo:paragraph-rsid="000e9282" style:font-size-asian="16pt" style:font-weight-asian="bold" style:font-size-complex="16pt" style:font-weight-complex="bold"/>
    </style:style>
    <style:style style:name="P21" style:family="paragraph" style:parent-style-name="Text_20_body">
      <style:paragraph-properties style:writing-mode="lr-tb"/>
      <style:text-properties fo:font-size="16pt" fo:font-weight="bold" officeooo:rsid="000e9282" officeooo:paragraph-rsid="000e9282" style:font-size-asian="16pt" style:font-weight-asian="bold" style:font-size-complex="16pt" style:font-weight-complex="bold"/>
    </style:style>
    <style:style style:name="P22" style:family="paragraph" style:parent-style-name="Text_20_body">
      <style:paragraph-properties style:writing-mode="lr-tb"/>
      <style:text-properties fo:font-size="16pt" fo:font-weight="bold" officeooo:rsid="000f54e2" officeooo:paragraph-rsid="000f54e2" style:font-size-asian="16pt" style:font-weight-asian="bold" style:font-size-complex="16pt" style:font-weight-complex="bold"/>
    </style:style>
    <style:style style:name="P23" style:family="paragraph" style:parent-style-name="Text_20_body">
      <style:paragraph-properties fo:text-align="end" style:justify-single-word="false" style:writing-mode="lr-tb"/>
      <style:text-properties fo:font-size="10pt" fo:font-weight="normal" officeooo:rsid="000f54e2" officeooo:paragraph-rsid="000f54e2" style:font-size-asian="10pt" style:font-weight-asian="normal" style:font-size-complex="10pt" style:font-weight-complex="normal"/>
    </style:style>
    <style:style style:name="T1" style:family="text">
      <style:text-properties style:font-name="Liberation Serif"/>
    </style:style>
    <style:style style:name="T2" style:family="text">
      <style:text-properties style:font-name="Liberation Serif" officeooo:rsid="000e9282"/>
    </style:style>
    <style:style style:name="T3" style:family="text">
      <style:text-properties style:font-name="monospace" fo:font-size="10pt" style:font-size-asian="10pt" style:font-size-complex="10pt"/>
    </style:style>
    <style:style style:name="T4" style:family="text">
      <style:text-properties fo:color="#0000ff" loext:opacity="100%" style:font-name="monospace" fo:font-size="10pt" fo:background-color="transparent" loext:char-shading-value="0" style:font-size-asian="10pt" style:font-size-complex="10pt"/>
    </style:style>
    <style:style style:name="T5" style:family="text">
      <style:text-properties fo:color="#0000ff" loext:opacity="100%" style:font-name="monospace" fo:font-size="10pt" style:font-size-asian="10pt" style:font-size-complex="10pt"/>
    </style:style>
    <style:style style:name="T6" style:family="text">
      <style:text-properties fo:font-size="10pt" style:font-size-asian="10pt" style:font-size-complex="10pt"/>
    </style:style>
    <style:style style:name="T7" style:family="text">
      <style:text-properties officeooo:rsid="000f54e2"/>
    </style:style>
    <style:style style:name="T8" style:family="text">
      <style:text-properties fo:font-style="italic" style:font-style-asian="italic" style:font-style-complex="italic"/>
    </style:style>
    <style:style style:name="T9" style:family="text">
      <style:text-properties fo:font-style="italic" officeooo:rsid="000f54e2" style:font-style-asian="italic" style:font-style-complex="italic"/>
    </style:style>
    <style:style style:name="T10" style:family="text">
      <style:text-properties fo:font-style="italic" style:text-underline-style="none" officeooo:rsid="000f54e2"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f54e2"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RAPPORT DE PROJET BD6</text:span></text:p>
      <text:p text:style-name="P23">Charly Martin Avila et Ana Parres Cerezo</text:p>
      <text:p text:style-name="P19"/>
      <text:p text:style-name="P21"/>
      <text:list xml:id="list907215538" text:style-name="L3">
        <text:list-item>
          <text:p text:style-name="P20"><text:span text:style-name="T1">Modèle entité-relation</text:span></text:p>
        </text:list-item>
      </text:list>
      <text:p text:style-name="P16"/>
      <text:p text:style-name="P17"><text:span text:style-name="T7">L’entité </text:span><text:span text:style-name="T10">Utilisateur</text:span> <text:span text:style-name="T7">est représenté comme l’entité mère de </text:span><text:span text:style-name="T9">Assosiation</text:span><text:span text:style-name="T7">, </text:span><text:span text:style-name="T9">Groupe</text:span><text:span text:style-name="T7"> et </text:span><text:span text:style-name="T9">Personne. </text:span><text:span text:style-name="T12">On avait decidé de les séparés suivant les specifications donnés sur le sujet.</text:span></text:p>
      <text:p text:style-name="P18"><text:span text:style-name="T11">Des relation d’</text:span><text:span text:style-name="T8">amitié</text:span><text:span text:style-name="T11"> (symetrique) et de </text:span><text:span text:style-name="T8">follow</text:span><text:span text:style-name="T11"> relie les utilisateurs entre eux.</text:span></text:p>
      <text:p text:style-name="P18"><text:span text:style-name="T11">Et </text:span><text:span text:style-name="T8">Playlist</text:span><text:span text:style-name="T11"> et </text:span><text:span text:style-name="T8">Avis</text:span><text:span text:style-name="T11"> sont relié avec </text:span><text:span text:style-name="T8">Utilisateur</text:span><text:span text:style-name="T11"> par un entité faible, puisque chaque playlist et avis, appartiennet à un seul utilisateur.</text:span></text:p>
      <text:p text:style-name="P18"><text:span text:style-name="T12">E</text:span><text:span text:style-name="T11">xplication:</text:span></text:p>
      <text:p text:style-name="P17"><text:span text:style-name="T12">Finalement lors de l’implementation on a décidé que les utilisateurs qui seront present sur l’entité </text:span><text:span text:style-name="T9">organise</text:span><text:span text:style-name="T12"> seraient donc un organisateur, laisons ainsi la definition des rols aux activités réalisés par l’utilisateur sur le réseau social, et non pas imposer des rols à des utilisateurs. </text:span></text:p>
      <text:p text:style-name="P18"><text:span text:style-name="T12">D</text:span><text:span text:style-name="T11">e même pour personne, qui seraient celles qui sont présent dans la relation. La seule fille de l’entité mère survivante à l’implementation sont les groupes (on considere comme groupe les artistes, même en solo). On aurai voulu faire en sorte que n’importe qui étant l’auteur d’un morceau soit un artiste, et donc laissé la classe </text:span><text:span text:style-name="T8">Utilisateur</text:span><text:span text:style-name="T11"> en entière sans distinctions de rols (sans entités filles). Cependant le fait que les tags puisse être que assignés à des groupes, et non pas aux autres utilisateurs, nous a obligé à garder l’entité Groupe sous forme de table.</text:span></text:p>
      <text:p text:style-name="P16"/>
      <text:p text:style-name="P16"/>
      <text:list xml:id="list120531826542" text:continue-numbering="true" text:style-name="L3">
        <text:list-item>
          <text:p text:style-name="P20">Schema relationnel</text:p>
        </text:list-item>
      </text:list>
      <text:p text:style-name="P15">Utilisateur(<text:span text:style-name="Strong_20_Emphasis">id_user</text:span>, name_assoc, email)</text:p>
      <text:p text:style-name="P15">Groupe(<text:span text:style-name="Strong_20_Emphasis">id_user</text:span>, status_g)</text:p>
      <text:p text:style-name="P15">Lieu(<text:span text:style-name="Strong_20_Emphasis">id_place</text:span>, name_p, city_p, cp_p)</text:p>
      <text:p text:style-name="P15">Evenement_Passe(<text:span text:style-name="Strong_20_Emphasis">id_event</text:span>, id_p, date_ep, name_ep, kids_ep, ext_ep, mult_ep)</text:p>
      <text:p text:style-name="P15">Evenement_Futur(<text:span text:style-name="Strong_20_Emphasis">id_event</text:span>, id_p, date_ef, name_ef, kids_ef, ext_ef)</text:p>
      <text:p text:style-name="P15">Morceau(<text:span text:style-name="Strong_20_Emphasis">id_s</text:span>, id_g, album, n_order)</text:p>
      <text:p text:style-name="P15">Playlist(<text:span text:style-name="Strong_20_Emphasis">id_pl</text:span>, name_pl, desc_pl)</text:p>
      <text:p text:style-name="P15">Avis(<text:span text:style-name="Strong_20_Emphasis">id_avis</text:span>)</text:p>
      <text:p text:style-name="P15">Avis_Groupe(<text:span text:style-name="Strong_20_Emphasis">id_avis</text:span>, id_user, id_grp, commentary, note_g)</text:p>
      <text:p text:style-name="P15">Avis_Morceau(<text:span text:style-name="Strong_20_Emphasis">id_avis</text:span>, id_user, id_song, commentary, note_song)</text:p>
      <text:p text:style-name="P15"><text:soft-page-break/>Avis_Evenement(<text:span text:style-name="Strong_20_Emphasis">id_avis</text:span>, id_user, id_event, commentary, note_event)</text:p>
      <text:p text:style-name="P15">Avis_Lieu(<text:span text:style-name="Strong_20_Emphasis">id_avis</text:span>, id_user, id_place, commentary, note_p)</text:p>
      <text:p text:style-name="P15">Tag(<text:span text:style-name="Strong_20_Emphasis">id_tag</text:span>)</text:p>
      <text:p text:style-name="P15">Tag_General(<text:span text:style-name="Strong_20_Emphasis">id_tag</text:span>, text)</text:p>
      <text:p text:style-name="P15">Tag_Lieu(<text:span text:style-name="Strong_20_Emphasis">id_tag</text:span>, id_p)</text:p>
      <text:p text:style-name="P15">Tag_Groupe(<text:span text:style-name="Strong_20_Emphasis">id_tag</text:span>, id_grp)</text:p>
      <text:p text:style-name="P15">Genre(<text:span text:style-name="Strong_20_Emphasis">id_g</text:span>, name_g)</text:p>
      <text:p text:style-name="P15">concert(<text:span text:style-name="Strong_20_Emphasis">id_grp</text:span>, <text:span text:style-name="Strong_20_Emphasis">id_event</text:span>)</text:p>
      <text:p text:style-name="P15">organise(<text:span text:style-name="Strong_20_Emphasis">id_user</text:span>, <text:span text:style-name="Strong_20_Emphasis">id_event</text:span>)</text:p>
      <text:p text:style-name="P15">status(<text:span text:style-name="Strong_20_Emphasis">id_p</text:span>, <text:span text:style-name="Strong_20_Emphasis">id_user</text:span>, status_s)</text:p>
      <text:p text:style-name="P15">follows(<text:span text:style-name="Strong_20_Emphasis">id_userFollows</text:span>, <text:span text:style-name="Strong_20_Emphasis">id_userFollowed</text:span>)</text:p>
      <text:p text:style-name="P15">amitie(<text:span text:style-name="Strong_20_Emphasis">id_userA</text:span>, <text:span text:style-name="Strong_20_Emphasis">id_userB</text:span>)</text:p>
      <text:p text:style-name="P15">pl_belongs(<text:span text:style-name="Strong_20_Emphasis">id_s</text:span>, <text:span text:style-name="Strong_20_Emphasis">id_pl</text:span>)</text:p>
      <text:p text:style-name="P15">relation_ta(<text:span text:style-name="Strong_20_Emphasis">id_t</text:span>, <text:span text:style-name="Strong_20_Emphasis">id_avis</text:span>)</text:p>
      <text:p text:style-name="P15">derive_g(<text:span text:style-name="Strong_20_Emphasis">id_gp</text:span>, <text:span text:style-name="Strong_20_Emphasis">id_ge</text:span>)</text:p>
      <text:p text:style-name="P2"/>
      <text:list xml:id="list120462228397" text:continue-numbering="true" text:style-name="L3">
        <text:list-item>
          <text:p text:style-name="P20">Requetes</text:p>
        </text:list-item>
      </text:list>
      <text:list xml:id="list1856672692" text:style-name="L5">
        <text:list-header>
          <text:p text:style-name="P3"><text:span text:style-name="T2"/></text:p>
        </text:list-header>
        <text:list-item>
          <text:p text:style-name="P3"><text:span text:style-name="T2">U</text:span><text:span text:style-name="T1">ne requête qui porte sur au moins trois tables:</text:span></text:p>
        </text:list-item>
      </text:list>
      <text:p text:style-name="P1"/>
      <text:p text:style-name="P1"><text:tab/><text:span text:style-name="T4">PREPARE</text:span><text:span text:style-name="T3"> recherche_par_ville(VARCHAR) as</text:span><text:span text:style-name="T6"><text:line-break/><text:tab/><text:tab/></text:span><text:span text:style-name="T5">SELECT</text:span><text:span text:style-name="T3"> lieu</text:span><text:span text:style-name="T6"><text:line-break/><text:tab/><text:tab/></text:span><text:span text:style-name="T5">FROM</text:span><text:span text:style-name="T3"> concert</text:span><text:span text:style-name="T6"><text:line-break/><text:tab/><text:tab/></text:span><text:span text:style-name="T5">WHERE</text:span><text:span text:style-name="T3"> ville=$1</text:span></text:p>
      <text:p text:style-name="P2"/>
      <text:list text:style-name="L6">
        <text:list-item>
          <text:p text:style-name="P4"><text:s/>une ’auto jointure’ ou ’jointure réflexive’ (jointure de deux copies d’une même table)</text:p>
        </text:list-item>
      </text:list>
      <text:p text:style-name="P2"/>
      <text:p text:style-name="P1"><text:tab/><text:span text:style-name="T4">PREPARE</text:span><text:span text:style-name="T3"> recherche_par_ville(VARCHAR) as<text:line-break/><text:tab/><text:tab/></text:span><text:span text:style-name="T5">SELECT</text:span><text:span text:style-name="T3"> lieu<text:line-break/><text:tab/><text:tab/></text:span><text:span text:style-name="T5">FROM</text:span><text:span text:style-name="T3"> concert<text:line-break/><text:tab/><text:tab/></text:span><text:span text:style-name="T5">WHERE</text:span><text:span text:style-name="T3"> ville=$1</text:span></text:p>
      <text:p text:style-name="P2"/>
      <text:list text:style-name="L7">
        <text:list-item>
          <text:p text:style-name="P5"><text:span text:style-name="T1"><text:s/>une sous-requête corrélée ;</text:span></text:p>
        </text:list-item>
      </text:list>
      <text:p text:style-name="P2"/>
      <text:p text:style-name="P1"><text:tab/><text:span text:style-name="T4">PREPARE</text:span><text:span text:style-name="T3"> recherche_par_ville(VARCHAR) as<text:line-break/><text:tab/><text:tab/></text:span><text:span text:style-name="T5">SELECT</text:span><text:span text:style-name="T3"> lieu<text:line-break/><text:tab/><text:tab/></text:span><text:span text:style-name="T5">FROM</text:span><text:span text:style-name="T3"> concert<text:line-break/><text:tab/><text:tab/></text:span><text:span text:style-name="T5">WHERE</text:span><text:span text:style-name="T3"> ville=$1</text:span></text:p>
      <text:p text:style-name="P2"/>
      <text:list text:style-name="L8">
        <text:list-item>
          <text:p text:style-name="P6"><text:s/>une sous-requête dans le FROM ;</text:p>
        </text:list-item>
      </text:list>
      <text:p text:style-name="P2"/>
      <text:p text:style-name="P1"><text:span text:style-name="T4">PREPARE</text:span><text:span text:style-name="T3"> recherche_par_ville(VARCHAR) as</text:span><text:span text:style-name="T6"><text:line-break/><text:tab/><text:tab/></text:span><text:span text:style-name="T5">SELECT</text:span><text:span text:style-name="T3"> lieu</text:span><text:span text:style-name="T6"><text:line-break/></text:span><text:soft-page-break/><text:span text:style-name="T6"><text:tab/><text:tab/></text:span><text:span text:style-name="T5">FROM</text:span><text:span text:style-name="T3"> concert</text:span><text:span text:style-name="T6"><text:line-break/><text:tab/><text:tab/></text:span><text:span text:style-name="T5">WHERE</text:span><text:span text:style-name="T3"> ville=$1</text:span></text:p>
      <text:p text:style-name="P2"/>
      <text:list text:style-name="L9">
        <text:list-item>
          <text:p text:style-name="P7"><text:span text:style-name="T1"><text:s/>une sous-requête dans le WHERE ;</text:span></text:p>
        </text:list-item>
      </text:list>
      <text:p text:style-name="P2"/>
      <text:p text:style-name="P1"><text:span text:style-name="T4">PREPARE</text:span><text:span text:style-name="T3"> recherche_par_ville(VARCHAR) as</text:span><text:span text:style-name="T6"><text:line-break/><text:tab/><text:tab/></text:span><text:span text:style-name="T5">SELECT</text:span><text:span text:style-name="T3"> lieu</text:span><text:span text:style-name="T6"><text:line-break/><text:tab/><text:tab/></text:span><text:span text:style-name="T5">FROM</text:span><text:span text:style-name="T3"> concert</text:span><text:span text:style-name="T6"><text:line-break/><text:tab/><text:tab/></text:span><text:span text:style-name="T5">WHERE</text:span><text:span text:style-name="T3"> ville=$1</text:span></text:p>
      <text:p text:style-name="P2"/>
      <text:list text:style-name="L10">
        <text:list-item>
          <text:p text:style-name="P8"><text:span text:style-name="T1"><text:s/>deux agrégats nécessitant GROUP BY et HAVING ;</text:span></text:p>
        </text:list-item>
      </text:list>
      <text:p text:style-name="P2"/>
      <text:p text:style-name="P1"><text:span text:style-name="T4">PREPARE</text:span><text:span text:style-name="T3"> recherche_par_ville(VARCHAR) as</text:span><text:span text:style-name="T6"><text:line-break/><text:tab/><text:tab/></text:span><text:span text:style-name="T5">SELECT</text:span><text:span text:style-name="T3"> lieu</text:span><text:span text:style-name="T6"><text:line-break/><text:tab/><text:tab/></text:span><text:span text:style-name="T5">FROM</text:span><text:span text:style-name="T3"> concert</text:span><text:span text:style-name="T6"><text:line-break/><text:tab/><text:tab/></text:span><text:span text:style-name="T5">WHERE</text:span><text:span text:style-name="T3"> ville=$1</text:span></text:p>
      <text:p text:style-name="P2"/>
      <text:list text:style-name="L11">
        <text:list-item>
          <text:p text:style-name="P9"><text:span text:style-name="T1"><text:s/>une requête impliquant le calcul de deux agrégats (par exemple, les moyennes d’un ensemble de<text:line-break/>maximums) ;</text:span></text:p>
        </text:list-item>
      </text:list>
      <text:p text:style-name="P2"/>
      <text:p text:style-name="P1"><text:span text:style-name="T4">PREPARE</text:span><text:span text:style-name="T3"> recherche_par_ville(VARCHAR) as</text:span><text:span text:style-name="T6"><text:line-break/><text:tab/><text:tab/></text:span><text:span text:style-name="T5">SELECT</text:span><text:span text:style-name="T3"> lieu</text:span><text:span text:style-name="T6"><text:line-break/><text:tab/><text:tab/></text:span><text:span text:style-name="T5">FROM</text:span><text:span text:style-name="T3"> concert</text:span><text:span text:style-name="T6"><text:line-break/><text:tab/><text:tab/></text:span><text:span text:style-name="T5">WHERE</text:span><text:span text:style-name="T3"> ville=$1</text:span></text:p>
      <text:p text:style-name="P2"/>
      <text:list text:style-name="L12">
        <text:list-item>
          <text:p text:style-name="P10"><text:span text:style-name="T1"><text:s/>une jointure externe (LEFT JOIN, RIGHT JOIN ou FULL JOIN) ;</text:span></text:p>
        </text:list-item>
      </text:list>
      <text:p text:style-name="P2"/>
      <text:p text:style-name="P1"><text:span text:style-name="T4">PREPARE</text:span><text:span text:style-name="T3"> recherche_par_ville(VARCHAR) as</text:span><text:span text:style-name="T6"><text:line-break/><text:tab/><text:tab/></text:span><text:span text:style-name="T5">SELECT</text:span><text:span text:style-name="T3"> lieu</text:span><text:span text:style-name="T6"><text:line-break/><text:tab/><text:tab/></text:span><text:span text:style-name="T5">FROM</text:span><text:span text:style-name="T3"> concert</text:span><text:span text:style-name="T6"><text:line-break/><text:tab/><text:tab/></text:span><text:span text:style-name="T5">WHERE</text:span><text:span text:style-name="T3"> ville=$1</text:span></text:p>
      <text:p text:style-name="P2"><text:line-break/></text:p>
      <text:list text:style-name="L13">
        <text:list-item>
          <text:p text:style-name="P11"><text:span text:style-name="T1"><text:s/>deux requêtes équivalentes exprimant une condition de totalité, l’une avec des sous requêtes corrélées et l’autre avec de l’agrégation ;</text:span></text:p>
        </text:list-item>
      </text:list>
      <text:p text:style-name="P2"/>
      <text:p text:style-name="P1"><text:span text:style-name="T4">PREPARE</text:span><text:span text:style-name="T3"> recherche_par_ville(VARCHAR) as</text:span><text:span text:style-name="T6"><text:line-break/><text:tab/><text:tab/></text:span><text:span text:style-name="T5">SELECT</text:span><text:span text:style-name="T3"> lieu</text:span><text:span text:style-name="T6"><text:line-break/><text:tab/><text:tab/></text:span><text:span text:style-name="T5">FROM</text:span><text:span text:style-name="T3"> concert</text:span><text:span text:style-name="T6"><text:line-break/><text:tab/><text:tab/></text:span><text:span text:style-name="T5">WHERE</text:span><text:span text:style-name="T3"> ville=$1</text:span></text:p>
      <text:p text:style-name="P2"/>
      <text:list text:style-name="L14">
        <text:list-item>
          <text:p text:style-name="P12"><text:span text:style-name="T1"><text:s/>deux requêtes qui renverraient le même résultat si vos tables ne contenaient pas de nulls, mais<text:line-break/>qui renvoient des résultats différents ici (vos données devront donc contenir quelques nulls), vous<text:line-break/>proposerez également de petites modifications de vos requêtes (dans l’esprit de ce qui sera présenté<text:line-break/>dans le cours sur l’information incomplète) afin qu’elles retournent le même résultat ;</text:span></text:p>
        </text:list-item>
      </text:list>
      <text:p text:style-name="P2"/>
      <text:p text:style-name="P1"><text:span text:style-name="T4">PREPARE</text:span><text:span text:style-name="T3"> recherche_par_ville(VARCHAR) as</text:span><text:span text:style-name="T6"><text:line-break/><text:tab/><text:tab/></text:span><text:span text:style-name="T5">SELECT</text:span><text:span text:style-name="T3"> lieu</text:span><text:span text:style-name="T6"><text:line-break/><text:tab/><text:tab/></text:span><text:span text:style-name="T5">FROM</text:span><text:span text:style-name="T3"> concert</text:span><text:span text:style-name="T6"><text:line-break/><text:tab/><text:tab/></text:span><text:span text:style-name="T5">WHERE</text:span><text:span text:style-name="T3"> ville=$1</text:span></text:p>
      <text:p text:style-name="P2"/>
      <text:list text:style-name="L15">
        <text:list-item>
          <text:p text:style-name="P13"><text:soft-page-break/><text:span text:style-name="T1"><text:s/>une requête récursive (par exemple, une requête permettant de calculer quel est le prochain jour<text:line-break/>off d’un groupe actuellement en tournée) ;<text:line-break/>Exemple : Napalm Death est actuellement en tournée (Campagne for Musical Destruction 2023),<text:line-break/>ils jouent sans interruption du 28/02 au 05/03, mais ils ont un jour off le 06/03 entre Utrecht<text:line-break/>(05/03) et Bristol (07/03). En supposant qu’on est aujourd’hui le 28/02, je souhaite connaître leur<text:line-break/>prochain jour off, qui est donc le 06/03.</text:span></text:p>
        </text:list-item>
      </text:list>
      <text:p text:style-name="P2"/>
      <text:p text:style-name="P1"><text:span text:style-name="T4">PREPARE</text:span><text:span text:style-name="T3"> recherche_par_ville(VARCHAR) as</text:span><text:span text:style-name="T6"><text:line-break/><text:tab/><text:tab/></text:span><text:span text:style-name="T5">SELECT</text:span><text:span text:style-name="T3"> lieu</text:span><text:span text:style-name="T6"><text:line-break/><text:tab/><text:tab/></text:span><text:span text:style-name="T5">FROM</text:span><text:span text:style-name="T3"> concert</text:span><text:span text:style-name="T6"><text:line-break/><text:tab/><text:tab/></text:span><text:span text:style-name="T5">WHERE</text:span><text:span text:style-name="T3"> ville=$1</text:span></text:p>
      <text:p text:style-name="P2"><text:line-break/></text:p>
      <text:list text:style-name="L16">
        <text:list-item>
          <text:p text:style-name="P14"><text:span text:style-name="T1"><text:s/>une requête utilisant du fenêtrage (par exemple, pour chaque mois de 2022, les dix groupes dont<text:line-break/>les concerts ont eu le plus de succès ce mois-ci, en termes de nombre d’utilisateurs ayant indiqué<text:line-break/>souhaiter y participer).</text:span></text:p>
        </text:list-item>
      </text:list>
      <text:p text:style-name="P2"/>
      <text:p text:style-name="P1"><text:span text:style-name="T4">PREPARE</text:span><text:span text:style-name="T3"> recherche_par_ville(VARCHAR) as</text:span><text:span text:style-name="T6"><text:line-break/><text:tab/><text:tab/></text:span><text:span text:style-name="T5">SELECT</text:span><text:span text:style-name="T3"> lieu</text:span><text:span text:style-name="T6"><text:line-break/><text:tab/><text:tab/></text:span><text:span text:style-name="T5">FROM</text:span><text:span text:style-name="T3"> concert</text:span><text:span text:style-name="T6"><text:line-break/><text:tab/><text:tab/></text:span><text:span text:style-name="T5">WHERE</text:span><text:span text:style-name="T3"> ville=$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23:08:12.632326619</meta:creation-date>
    <dc:date>2023-05-26T00:01:19.344253842</dc:date>
    <meta:editing-duration>PT53M7S</meta:editing-duration>
    <meta:editing-cycles>2</meta:editing-cycles>
    <meta:generator>LibreOffice/7.4.6.2$Linux_X86_64 LibreOffice_project/40$Build-2</meta:generator>
    <meta:document-statistic meta:table-count="0" meta:image-count="0" meta:object-count="0" meta:page-count="4" meta:paragraph-count="63" meta:word-count="679" meta:character-count="4952" meta:non-whitespace-character-count="4260"/>
  </office:meta>
</office:document-meta>
</file>